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THE CROSS IS NOT OF THIS WORLD (2:1-6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OF THE CROSS IS NOT OF THIS WORLD (2:1-6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ostle's resolve (2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postle's resolve (2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determines not to do (2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determines to do (2:2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 OF THE CROSS IS NOT OF THIS WORLD (2:1-6)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ostle's resolve (2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apostle's reason (2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1 Corinthians 2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MESSAGE OF THE CROSS IS NOT OF THIS WORLD (2:1-6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MESSAGE OF THE CROSS WAS ORDAINED BEFORE THIS WORLD (2:7-8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MESSAGE OF THE CROSS WAS ORDAINED BEFORE THIS WORLD (2:7-8).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andcrafted for the saved (2: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dden from the unsaved (2: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1 Corinthians 2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MESSAGE OF THE CROSS IS NOT OF THIS WORLD (2:1-6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MESSAGE OF THE CROSS WAS ORDAINED BEFORE THIS WORLD (2:7-8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MESSAGE OF THE CROSS WAS RESERVED FOR THE HEIRS OF THIS WORLD (2:9-16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MESSAGE OF THE CROSS WAS RESERVED FOR THE HEIRS OF THIS WORLD (2:9-16).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oncealed from the human spirit (2: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Revealed by the Holy Spirit (2:10-1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Revealed by the Holy Spirit (2:10-16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he does (2:10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ow he does it (2:13-1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MESSAGE OF THE CROSS WAS RESERVED FOR THE HEIRS OF THIS WORLD (2:9-16).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Concealed from the human spirit (2: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Revealed by the Holy Spirit (2:10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1 Corinthians 2<text:s text:c="1"/>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MESSAGE OF THE CROSS IS NOT OF THIS WORLD (2:1-6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MESSAGE OF THE CROSS WAS ORDAINED BEFORE THIS WORLD (2:7-8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MESSAGE OF THE CROSS WAS RESERVED FOR THE HEIRS OF THIS WORLD (2:9-16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2 </dc:title>
    <meta:initial-creator>David STRICKLAND</meta:initial-creator>
    <dc:creator>David STRICKLAND</dc:creator>
    <meta:creation-date>2020-02-22T17:26:38Z</meta:creation-date>
    <dc:date>2020-02-22T17:26:39Z</dc:date>
    <meta:template xlink:href="BibleStudy" xlink:type="simple"/>
    <meta:editing-cycles>1</meta:editing-cycles>
    <meta:editing-duration>PT0S</meta:editing-duration>
    <meta:document-statistic meta:paragraph-count="33" meta:word-count="329"/>
  </office:meta>
</office:document-meta>
</file>